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2A5A9AFC20A.jpg" manifest:media-type=""/>
  <manifest:file-entry manifest:full-path="Pictures/100000000000032000000258BD61A357.jpg" manifest:media-type=""/>
  <manifest:file-entry manifest:full-path="Pictures/1000000000000258000001B79583CD02.jpg" manifest:media-type=""/>
  <manifest:file-entry manifest:full-path="Pictures/10000000000003200000034AF41FB46C.jpg" manifest:media-type=""/>
  <manifest:file-entry manifest:full-path="Pictures/10000000000001900000012786804E94.jpg" manifest:media-type=""/>
  <manifest:file-entry manifest:full-path="Pictures/100000000000038C0000011541C97BBA.png" manifest:media-type=""/>
  <manifest:file-entry manifest:full-path="Pictures/100000000000040000000300F5AEE14E.jpg" manifest:media-type=""/>
  <manifest:file-entry manifest:full-path="Pictures/100000000000031F000002597E00D3B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2cm" svg:height="21.6cm" svg:x="0cm" svg:y="0cm">
          <draw:image xlink:href="Pictures/10000000000001900000012786804E9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8cm" svg:height="21.799cm" svg:x="0cm" svg:y="0.001cm">
          <draw:image xlink:href="Pictures/10000000000003200000034AF41FB4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4.639cm" svg:height="7.514cm" svg:x="1.399cm" svg:y="7.246cm" presentation:class="graphic" presentation:user-transformed="true">
          <draw:image xlink:href="Pictures/100000000000038C0000011541C97B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4.82cm" svg:height="26.12cm" svg:x="-0.993cm" svg:y="-1.092cm" presentation:class="graphic" presentation:user-transformed="true">
          <draw:image xlink:href="Pictures/100000000000040000000300F5AEE14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30.092cm" svg:height="21cm" svg:x="-0.092cm" svg:y="0cm">
          <draw:image xlink:href="Pictures/1000000000000400000002A5A9AFC20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8.186cm" svg:height="21.201cm" svg:x="0cm" svg:y="0cm" presentation:class="graphic" presentation:user-transformed="true">
          <draw:image xlink:href="Pictures/100000000000031F000002597E00D3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30cm" svg:height="21.95cm" svg:x="0cm" svg:y="-0.1cm" presentation:class="graphic" presentation:user-transformed="true">
          <draw:image xlink:href="Pictures/1000000000000258000001B79583CD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30cm" svg:height="22.5cm" svg:x="-1.6cm" svg:y="-1.2cm" presentation:class="graphic" presentation:user-transformed="true">
          <draw:image xlink:href="Pictures/100000000000032000000258BD61A3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5cm" svg:height="-0.233cm"/>
      <presentation:placeholder presentation:object="handout" svg:x="15.413cm" svg:y="1.743cm" svg:width="10.555cm" svg:height="-0.233cm"/>
      <presentation:placeholder presentation:object="handout" svg:x="2.058cm" svg:y="3.612cm" svg:width="10.555cm" svg:height="-0.233cm"/>
      <presentation:placeholder presentation:object="handout" svg:x="15.413cm" svg:y="3.612cm" svg:width="10.555cm" svg:height="-0.233cm"/>
      <presentation:placeholder presentation:object="handout" svg:x="2.058cm" svg:y="5.481cm" svg:width="10.555cm" svg:height="-0.233cm"/>
      <presentation:placeholder presentation:object="handout" svg:x="15.413cm" svg:y="5.481cm" svg:width="10.555cm" svg:height="-0.233cm"/>
    </style:presentation-page-layout>
    <style:presentation-page-layout style:name="AL1T0">
      <presentation:placeholder presentation:object="title" svg:x="2.058cm" svg:y="1.743cm" svg:width="23.911cm" svg:height="3.507cm"/>
      <presentation:placeholder presentation:object="subtitle" svg:x="2.058cm" svg:y="5.838cm" svg:width="23.911cm" svg:height="13.23cm"/>
    </style:presentation-page-layout>
    <style:presentation-page-layout style:name="AL2T1">
      <presentation:placeholder presentation:object="title" svg:x="2.058cm" svg:y="1.743cm" svg:width="23.911cm" svg:height="3.507cm"/>
      <presentation:placeholder presentation:object="outline" svg:x="2.058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09:39:37.79</meta:creation-date>
    <dc:date>2013-09-06T09:56:56.87</dc:date>
    <meta:editing-duration>PT15M23S</meta:editing-duration>
    <meta:editing-cycles>6</meta:editing-cycles>
    <meta:generator>LibreOffice/4.0.0.3$Windows_x86 LibreOffice_project/7545bee9c2a0782548772a21bc84a9dcc583b89</meta:generator>
    <meta:document-statistic meta:object-count="45"/>
  </office:meta>
</office:document-meta>
</file>